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1fe6a5" officeooo:paragraph-rsid="001fe6a5" style:font-size-asian="14pt" style:font-size-complex="14pt"/>
    </style:style>
    <style:style style:name="P4" style:family="paragraph" style:parent-style-name="Standard">
      <style:text-properties fo:font-size="14pt" officeooo:paragraph-rsid="001fe6a5" style:font-size-asian="14pt" style:font-size-complex="14pt"/>
    </style:style>
    <style:style style:name="P5" style:family="paragraph" style:parent-style-name="Standard">
      <style:text-properties fo:font-size="14pt" officeooo:paragraph-rsid="0022f925" style:font-size-asian="14pt" style:font-size-complex="14pt"/>
    </style:style>
    <style:style style:name="P6" style:family="paragraph" style:parent-style-name="Standard">
      <style:text-properties fo:font-size="14pt" fo:font-weight="normal" officeooo:rsid="001fe6a5" officeooo:paragraph-rsid="001fe6a5" style:font-size-asian="14pt" style:font-weight-asian="normal" style:font-size-complex="14pt" style:font-weight-complex="normal"/>
    </style:style>
    <style:style style:name="P7" style:family="paragraph" style:parent-style-name="Standard">
      <style:text-properties fo:font-size="14pt" fo:font-weight="normal" officeooo:rsid="00219345" officeooo:paragraph-rsid="00219345" style:font-size-asian="14pt" style:font-weight-asian="normal" style:font-size-complex="14pt" style:font-weight-complex="normal"/>
    </style:style>
    <style:style style:name="P8" style:family="paragraph" style:parent-style-name="Standard">
      <style:text-properties fo:font-size="14pt" fo:font-weight="normal" officeooo:rsid="0022f925" officeooo:paragraph-rsid="0022f925"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32pt" style:font-size-asian="32pt" style:font-size-complex="32pt"/>
    </style:style>
    <style:style style:name="P10"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paragraph-rsid="001fe6a5"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bold" officeooo:paragraph-rsid="0022f925" style:font-size-asian="20pt" style:font-weight-asian="bold" style:font-size-complex="20pt" style:font-weight-complex="bold"/>
    </style:style>
    <style:style style:name="P14" style:family="paragraph" style:parent-style-name="Standard">
      <style:text-properties style:text-position="0% 100%" fo:font-size="14pt" fo:font-weight="normal" officeooo:rsid="00219345" officeooo:paragraph-rsid="00219345"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fe6a5"/>
    </style:style>
    <style:style style:name="T4" style:family="text">
      <style:text-properties officeooo:rsid="00219345"/>
    </style:style>
    <style:style style:name="T5" style:family="text">
      <style:text-properties style:text-position="sub 58%"/>
    </style:style>
    <style:style style:name="T6" style:family="text">
      <style:text-properties style:text-position="0% 100%"/>
    </style:style>
    <style:style style:name="T7" style:family="text">
      <style:text-properties style:text-position="0% 100%" officeooo:rsid="0022f925"/>
    </style:style>
    <style:style style:name="T8" style:family="text">
      <style:text-properties style:text-position="0% 100%" officeooo:rsid="00219345"/>
    </style:style>
    <style:style style:name="T9" style:family="text">
      <style:text-properties style:text-position="0% 100%" officeooo:rsid="0023f501"/>
    </style:style>
    <style:style style:name="T10" style:family="text">
      <style:text-properties style:text-position="super 58%"/>
    </style:style>
    <style:style style:name="T11" style:family="text">
      <style:text-properties officeooo:rsid="0022f9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eataxe-64<text:span text:style-name="T3"> Direct Condense</text:span>.</text:p>
      <text:p text:style-name="P9">Richard Parker <text:span text:style-name="T3">5.7.2016</text:span></text:p>
      <text:p text:style-name="P1"/>
      <text:p text:style-name="P11">Section 1 – Introduction</text:p>
      <text:p text:style-name="P2"/>
      <text:p text:style-name="P6">We wish to condense very large permutation groups, and these large permutation groups can be readily made as orbits of vectors (or other things) in a matrix representation.</text:p>
      <text:p text:style-name="P3"/>
      <text:p text:style-name="P3"><text:span text:style-name="T2">Frank and Max have show how the memory used can be massively reduced by using a helper subgroup H, and only storing (usually) one vector in each H-orbit. <text:s/>However it is still necessary to take </text:span><text:span text:style-name="T1">all</text:span><text:span text:style-name="T2"> the vectors in the orbit, multiply by the element g that one wishes to condense, and see which orbit the result appears in.</text:span></text:p>
      <text:p text:style-name="P3"/>
      <text:p text:style-name="P3"><text:span text:style-name="T2">Felix also showed how, if the condensation group has a large normalizer, it is possible to </text:span><text:span text:style-name="T1">prove</text:span><text:span text:style-name="T2"> that a certain set of condensed elements generate the entire condensed algebra.</text:span></text:p>
      <text:p text:style-name="P3"/>
      <text:p text:style-name="P6">Meataxe64 has shown how, by making good use of the properties of modern computers, a large increase in speed can be achieved.</text:p>
      <text:p text:style-name="P3"/>
      <text:p text:style-name="P6">I now wish to generalize the Felix result, utilize Frank and Max's methods and meataxe64 to try to extend further the range of permutations that can be condensed.</text:p>
      <text:p text:style-name="P3"/>
      <text:p text:style-name="P12">Section <text:span text:style-name="T3">2</text:span> – <text:span text:style-name="T3">The main idea.</text:span></text:p>
      <text:p text:style-name="P4"/>
      <text:p text:style-name="P6">The <text:span text:style-name="T4">group elements chosen to condense (in Frank and Max's work anyway) are usually taken to be as random as possible, in the hopes that only a very few will be needed to generate the condensation algebra.</text:span></text:p>
      <text:p text:style-name="P6"/>
      <text:p text:style-name="P7">I propose to do the exact opposite.</text:p>
      <text:p text:style-name="P7"/>
      <text:p text:style-name="P7">Let K be the condensation group. <text:s/>If G is any element of the group, clearly K.g.K has the same condensation, but the work to produce the element is reduced if this double coset has small size. <text:s/>We therefore define the <text:span text:style-name="T1">pull-through</text:span> group Q<text:span text:style-name="T5">g</text:span><text:span text:style-name="T6"> as the set of elements q of K such that g</text:span><text:span text:style-name="T10">-1</text:span><text:span text:style-name="T6">.q.g is k in K. <text:s/>Otherwise stated, q.g = g.k for some k in K.</text:span></text:p>
      <text:p text:style-name="P7"/>
      <text:p text:style-name="P7"><text:span text:style-name="T6">If Q</text:span><text:span text:style-name="T5">g</text:span><text:span text:style-name="T6"> is greater than just the identity, we can (in principle) save a factor of |Q</text:span><text:span text:style-name="T5">g</text:span><text:span text:style-name="T6">| in the work by noticing that v.q.g = v.g.k, so that v.q goes under g to the same K-orbit. <text:s/>Hence it is only necessary to know into which K-orbit one of them goes.</text:span></text:p>
      <text:p text:style-name="P7"/>
      <text:p text:style-name="P14"><text:soft-page-break/>This leaves two major outstanding questions to consider.</text:p>
      <text:p text:style-name="P7"/>
      <text:p text:style-name="P7"><text:span text:style-name="T6">1. <text:s/>Can we automate the process of bunching Q</text:span><text:span text:style-name="T5">g</text:span><text:span text:style-name="T6"> orbits of vectors so that we do not have to write code for each g separately. <text:s/>This needs to be done i</text:span><text:span text:style-name="T7">n</text:span><text:span text:style-name="T6"> a way, for different g, that are consistent in their naming of the K-orbits, so that we get the condensed element according to the same basis for the various g.</text:span></text:p>
      <text:p text:style-name="P7"/>
      <text:p text:style-name="P7"><text:span text:style-name="T6">2. <text:s/>If we use those g such that Q</text:span><text:span text:style-name="T5">g</text:span><text:span text:style-name="T6"> is large, these will clearly not be random, and we must expect to need to condense more of them. <text:s/>A major question is therefore whether, by taking such g, we will generate anything like the whole condensation algebra, or whether the information obtained will be so weak as to be nearly useless.</text:span></text:p>
      <text:p text:style-name="P7"/>
      <text:p text:style-name="P13">Section <text:span text:style-name="T3">2</text:span> – <text:span text:style-name="T11">Detail of the orbits needed.</text:span></text:p>
      <text:p text:style-name="P5"/>
      <text:p text:style-name="P8"><text:span text:style-name="T8">I</text:span><text:span text:style-name="T6">n order to output the condensation matrix, it is necessary to number the </text:span><text:span text:style-name="T9">K-</text:span><text:span text:style-name="T6">orbits in a way that is consistent across the d</text:span><text:span text:style-name="T9">ifferent elements g that we wish to condense. <text:s/>It seems necessary to keep, for each K-orbit, a vector in that orbit that is in some sense "canonical". <text:s/>We will then need to have a fast routine that, given an explicit vector, can work out quickly which K-orbit it is in, and the natural way to proceed is seems to be to use helper subgroups. <text:s/>We look up the projection onto some invariant quotient space under 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7-18T14:07:48.172343290</dc:date>
    <meta:editing-duration>PT23H36M54S</meta:editing-duration>
    <meta:editing-cycles>140</meta:editing-cycles>
    <meta:generator>LibreOffice/4.2.8.2$Linux_X86_64 LibreOffice_project/420m0$Build-2</meta:generator>
    <meta:printed-by>User </meta:printed-by>
    <meta:print-date>2012-08-06T12:45:35</meta:print-date>
    <meta:document-statistic meta:table-count="0" meta:image-count="0" meta:object-count="0" meta:page-count="2" meta:paragraph-count="18" meta:word-count="577" meta:character-count="3154" meta:non-whitespace-character-count="2580"/>
  </office:meta>
</office:document-meta>
</file>